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T11" style:parent-style-name="Fuentedepárrafopredeter." style:family="text">
      <style:text-properties style:font-name="Liberation SerifLiberation Seri" fo:color="#000000" fo:background-color="#FBFCFD"/>
    </style:style>
    <style:style style:name="T12" style:parent-style-name="Fuentedepárrafopredeter." style:family="text">
      <style:text-properties style:font-name="Liberation SerifLiberation Seri" fo:color="#000000" fo:background-color="#FBFCFD"/>
    </style:style>
    <style:style style:name="T13"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4"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text:s/>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text:span><text:span text:style-name="T11"><text:s/>Y se hace ahora primero la apertura y luego el cierre.</text:span></text:p>
      <text:p text:style-name="Standard"><text:span text:style-name="T12">- Intentar hacer lo de la transformada de Hough.</text:span></text:p>
      <text:p text:style-name="Standard"/>
      <text:p text:style-name="Standard"><text:span text:style-name="T13">pip install opencv-contrib-python</text:span></text:p>
      <text:p text:style-name="Standard"/>
      <text:p text:style-name="Standard"/>
      <text:p text:style-name="Standard"/>
      <text:p text:style-name="Standard"/>
      <text:p text:style-name="Standard"/>
      <text:p text:style-name="P14">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1T14:53:00Z</dc:date>
    <meta:template xlink:href="Normal.dotm" xlink:type="simple"/>
    <meta:editing-cycles>63</meta:editing-cycles>
    <meta:editing-duration>PT67800S</meta:editing-duration>
    <meta:document-statistic meta:page-count="3" meta:paragraph-count="13" meta:word-count="1025" meta:character-count="6653" meta:row-count="47" meta:non-whitespace-character-count="5641"/>
  </office:meta>
</office:document-meta>
</file>